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05b" officeooo:paragraph-rsid="0017605b"/>
    </style:style>
    <style:style style:name="P2" style:family="paragraph" style:parent-style-name="Standard">
      <style:paragraph-properties fo:text-align="center" style:justify-single-word="false"/>
      <style:text-properties officeooo:rsid="0017605b" officeooo:paragraph-rsid="0017605b"/>
    </style:style>
    <style:style style:name="P3" style:family="paragraph" style:parent-style-name="Standard">
      <style:text-properties officeooo:paragraph-rsid="001a5d08"/>
    </style:style>
    <style:style style:name="P4" style:family="paragraph" style:parent-style-name="Standard">
      <style:text-properties officeooo:rsid="001c81ea" officeooo:paragraph-rsid="001c81ea"/>
    </style:style>
    <style:style style:name="P5" style:family="paragraph" style:parent-style-name="Standard">
      <style:text-properties officeooo:paragraph-rsid="001c81ea"/>
    </style:style>
    <style:style style:name="P6" style:family="paragraph" style:parent-style-name="Standard">
      <style:text-properties officeooo:paragraph-rsid="001daf6f"/>
    </style:style>
    <style:style style:name="P7" style:family="paragraph" style:parent-style-name="Standard">
      <style:text-properties officeooo:paragraph-rsid="0029c40e"/>
    </style:style>
    <style:style style:name="P8" style:family="paragraph" style:parent-style-name="Standard">
      <style:text-properties officeooo:paragraph-rsid="00315594"/>
    </style:style>
    <style:style style:name="P9" style:family="paragraph" style:parent-style-name="Standard">
      <style:text-properties officeooo:paragraph-rsid="003e138b"/>
    </style:style>
    <style:style style:name="P10" style:family="paragraph" style:parent-style-name="Standard">
      <style:text-properties officeooo:paragraph-rsid="00522235"/>
    </style:style>
    <style:style style:name="P11" style:family="paragraph" style:parent-style-name="Standard">
      <style:text-properties officeooo:paragraph-rsid="005eee14"/>
    </style:style>
    <style:style style:name="P12" style:family="paragraph" style:parent-style-name="Standard">
      <style:text-properties officeooo:paragraph-rsid="0068e723"/>
    </style:style>
    <style:style style:name="P13" style:family="paragraph" style:parent-style-name="Standard">
      <style:text-properties officeooo:rsid="007131bc" officeooo:paragraph-rsid="007131bc"/>
    </style:style>
    <style:style style:name="P14" style:family="paragraph" style:parent-style-name="Standard">
      <style:text-properties officeooo:rsid="0076f900" officeooo:paragraph-rsid="0076f900"/>
    </style:style>
    <style:style style:name="P15" style:family="paragraph" style:parent-style-name="Standard">
      <style:text-properties officeooo:paragraph-rsid="0076f900"/>
    </style:style>
    <style:style style:name="P16" style:family="paragraph" style:parent-style-name="Standard">
      <style:text-properties officeooo:paragraph-rsid="00806b10"/>
    </style:style>
    <style:style style:name="P17" style:family="paragraph" style:parent-style-name="Standard">
      <style:text-properties officeooo:paragraph-rsid="008844d7"/>
    </style:style>
    <style:style style:name="P18" style:family="paragraph" style:parent-style-name="Standard">
      <style:text-properties officeooo:paragraph-rsid="008e35e9"/>
    </style:style>
    <style:style style:name="P19" style:family="paragraph" style:parent-style-name="Standard">
      <style:text-properties officeooo:rsid="0099aaa0" officeooo:paragraph-rsid="008e35e9"/>
    </style:style>
    <style:style style:name="P20" style:family="paragraph" style:parent-style-name="Standard">
      <style:paragraph-properties fo:text-align="center" style:justify-single-word="false"/>
      <style:text-properties fo:font-size="18pt" officeooo:rsid="0017605b" officeooo:paragraph-rsid="0017605b" style:font-size-asian="18pt" style:font-size-complex="18pt"/>
    </style:style>
    <style:style style:name="T1" style:family="text">
      <style:text-properties officeooo:rsid="0018c2af"/>
    </style:style>
    <style:style style:name="T2" style:family="text">
      <style:text-properties officeooo:rsid="0019cf65"/>
    </style:style>
    <style:style style:name="T3" style:family="text">
      <style:text-properties officeooo:rsid="001a476f"/>
    </style:style>
    <style:style style:name="T4" style:family="text">
      <style:text-properties officeooo:rsid="001a5d08"/>
    </style:style>
    <style:style style:name="T5" style:family="text">
      <style:text-properties officeooo:rsid="001ba656"/>
    </style:style>
    <style:style style:name="T6" style:family="text">
      <style:text-properties officeooo:rsid="001c81ea"/>
    </style:style>
    <style:style style:name="T7" style:family="text">
      <style:text-properties officeooo:rsid="001d2e65"/>
    </style:style>
    <style:style style:name="T8" style:family="text">
      <style:text-properties officeooo:rsid="001daf6f"/>
    </style:style>
    <style:style style:name="T9" style:family="text">
      <style:text-properties officeooo:rsid="0020c22d"/>
    </style:style>
    <style:style style:name="T10" style:family="text">
      <style:text-properties officeooo:rsid="0021e92b"/>
    </style:style>
    <style:style style:name="T11" style:family="text">
      <style:text-properties officeooo:rsid="0022ef3d"/>
    </style:style>
    <style:style style:name="T12" style:family="text">
      <style:text-properties officeooo:rsid="0024fb52"/>
    </style:style>
    <style:style style:name="T13" style:family="text">
      <style:text-properties officeooo:rsid="0029c40e"/>
    </style:style>
    <style:style style:name="T14" style:family="text">
      <style:text-properties officeooo:rsid="002c2c1c"/>
    </style:style>
    <style:style style:name="T15" style:family="text">
      <style:text-properties officeooo:rsid="002dba40"/>
    </style:style>
    <style:style style:name="T16" style:family="text">
      <style:text-properties officeooo:rsid="002f0f32"/>
    </style:style>
    <style:style style:name="T17" style:family="text">
      <style:text-properties officeooo:rsid="002fc03b"/>
    </style:style>
    <style:style style:name="T18" style:family="text">
      <style:text-properties officeooo:rsid="00315594"/>
    </style:style>
    <style:style style:name="T19" style:family="text">
      <style:text-properties officeooo:rsid="00364e24"/>
    </style:style>
    <style:style style:name="T20" style:family="text">
      <style:text-properties officeooo:rsid="0036f020"/>
    </style:style>
    <style:style style:name="T21" style:family="text">
      <style:text-properties officeooo:rsid="0037f245"/>
    </style:style>
    <style:style style:name="T22" style:family="text">
      <style:text-properties officeooo:rsid="00391705"/>
    </style:style>
    <style:style style:name="T23" style:family="text">
      <style:text-properties officeooo:rsid="003be267"/>
    </style:style>
    <style:style style:name="T24" style:family="text">
      <style:text-properties officeooo:rsid="003e138b"/>
    </style:style>
    <style:style style:name="T25" style:family="text">
      <style:text-properties officeooo:rsid="004311ba"/>
    </style:style>
    <style:style style:name="T26" style:family="text">
      <style:text-properties officeooo:rsid="0047a041"/>
    </style:style>
    <style:style style:name="T27" style:family="text">
      <style:text-properties officeooo:rsid="0049d722"/>
    </style:style>
    <style:style style:name="T28" style:family="text">
      <style:text-properties officeooo:rsid="004b9bcb"/>
    </style:style>
    <style:style style:name="T29" style:family="text">
      <style:text-properties officeooo:rsid="004d99b2"/>
    </style:style>
    <style:style style:name="T30" style:family="text">
      <style:text-properties officeooo:rsid="005078ed"/>
    </style:style>
    <style:style style:name="T31" style:family="text">
      <style:text-properties officeooo:rsid="00522235"/>
    </style:style>
    <style:style style:name="T32" style:family="text">
      <style:text-properties officeooo:rsid="00543754"/>
    </style:style>
    <style:style style:name="T33" style:family="text">
      <style:text-properties officeooo:rsid="0058807c"/>
    </style:style>
    <style:style style:name="T34" style:family="text">
      <style:text-properties officeooo:rsid="0058a4c3"/>
    </style:style>
    <style:style style:name="T35" style:family="text">
      <style:text-properties officeooo:rsid="0059b8a9"/>
    </style:style>
    <style:style style:name="T36" style:family="text">
      <style:text-properties officeooo:rsid="005b7e4b"/>
    </style:style>
    <style:style style:name="T37" style:family="text">
      <style:text-properties officeooo:rsid="005cefe0"/>
    </style:style>
    <style:style style:name="T38" style:family="text">
      <style:text-properties officeooo:rsid="005eee14"/>
    </style:style>
    <style:style style:name="T39" style:family="text">
      <style:text-properties officeooo:rsid="0061f15a"/>
    </style:style>
    <style:style style:name="T40" style:family="text">
      <style:text-properties officeooo:rsid="0063343c"/>
    </style:style>
    <style:style style:name="T41" style:family="text">
      <style:text-properties officeooo:rsid="0064b6ef"/>
    </style:style>
    <style:style style:name="T42" style:family="text">
      <style:text-properties officeooo:rsid="0066a9e2"/>
    </style:style>
    <style:style style:name="T43" style:family="text">
      <style:text-properties officeooo:rsid="0068e723"/>
    </style:style>
    <style:style style:name="T44" style:family="text">
      <style:text-properties officeooo:rsid="006bd5b2"/>
    </style:style>
    <style:style style:name="T45" style:family="text">
      <style:text-properties officeooo:rsid="006bf89d"/>
    </style:style>
    <style:style style:name="T46" style:family="text">
      <style:text-properties officeooo:rsid="006cf1e1"/>
    </style:style>
    <style:style style:name="T47" style:family="text">
      <style:text-properties officeooo:rsid="006dbccd"/>
    </style:style>
    <style:style style:name="T48" style:family="text">
      <style:text-properties officeooo:rsid="006e3697"/>
    </style:style>
    <style:style style:name="T49" style:family="text">
      <style:text-properties officeooo:rsid="006fa8bc"/>
    </style:style>
    <style:style style:name="T50" style:family="text">
      <style:text-properties officeooo:rsid="00717680"/>
    </style:style>
    <style:style style:name="T51" style:family="text">
      <style:text-properties officeooo:rsid="00728f31"/>
    </style:style>
    <style:style style:name="T52" style:family="text">
      <style:text-properties officeooo:rsid="0073deac"/>
    </style:style>
    <style:style style:name="T53" style:family="text">
      <style:text-properties officeooo:rsid="00750952"/>
    </style:style>
    <style:style style:name="T54" style:family="text">
      <style:text-properties officeooo:rsid="00760ac3"/>
    </style:style>
    <style:style style:name="T55" style:family="text">
      <style:text-properties officeooo:rsid="0076f900"/>
    </style:style>
    <style:style style:name="T56" style:family="text">
      <style:text-properties officeooo:rsid="0078e347"/>
    </style:style>
    <style:style style:name="T57" style:family="text">
      <style:text-properties officeooo:rsid="007b7149"/>
    </style:style>
    <style:style style:name="T58" style:family="text">
      <style:text-properties officeooo:rsid="007d4d2a"/>
    </style:style>
    <style:style style:name="T59" style:family="text">
      <style:text-properties officeooo:rsid="007eed09"/>
    </style:style>
    <style:style style:name="T60" style:family="text">
      <style:text-properties officeooo:rsid="007ffee1"/>
    </style:style>
    <style:style style:name="T61" style:family="text">
      <style:text-properties officeooo:rsid="00806b10"/>
    </style:style>
    <style:style style:name="T62" style:family="text">
      <style:text-properties officeooo:rsid="00837022"/>
    </style:style>
    <style:style style:name="T63" style:family="text">
      <style:text-properties officeooo:rsid="0083a4cb"/>
    </style:style>
    <style:style style:name="T64" style:family="text">
      <style:text-properties officeooo:rsid="00858191"/>
    </style:style>
    <style:style style:name="T65" style:family="text">
      <style:text-properties officeooo:rsid="0086aee6"/>
    </style:style>
    <style:style style:name="T66" style:family="text">
      <style:text-properties officeooo:rsid="008844d7"/>
    </style:style>
    <style:style style:name="T67" style:family="text">
      <style:text-properties officeooo:rsid="0088a63b"/>
    </style:style>
    <style:style style:name="T68" style:family="text">
      <style:text-properties officeooo:rsid="0088e40c"/>
    </style:style>
    <style:style style:name="T69" style:family="text">
      <style:text-properties officeooo:rsid="008b058c"/>
    </style:style>
    <style:style style:name="T70" style:family="text">
      <style:text-properties officeooo:rsid="008dc2f1"/>
    </style:style>
    <style:style style:name="T71" style:family="text">
      <style:text-properties officeooo:rsid="008e03a5"/>
    </style:style>
    <style:style style:name="T72" style:family="text">
      <style:text-properties officeooo:rsid="008e35e9"/>
    </style:style>
    <style:style style:name="T73" style:family="text">
      <style:text-properties officeooo:rsid="008f016e"/>
    </style:style>
    <style:style style:name="T74" style:family="text">
      <style:text-properties officeooo:rsid="00908786"/>
    </style:style>
    <style:style style:name="T75" style:family="text">
      <style:text-properties officeooo:rsid="0090d0f7"/>
    </style:style>
    <style:style style:name="T76" style:family="text">
      <style:text-properties officeooo:rsid="00926e92"/>
    </style:style>
    <style:style style:name="T77" style:family="text">
      <style:text-properties officeooo:rsid="00942ab4"/>
    </style:style>
    <style:style style:name="T78" style:family="text">
      <style:text-properties officeooo:rsid="0095c6d1"/>
    </style:style>
    <style:style style:name="T79" style:family="text">
      <style:text-properties officeooo:rsid="009641dd"/>
    </style:style>
    <style:style style:name="T80" style:family="text">
      <style:text-properties officeooo:rsid="0096e3ab"/>
    </style:style>
    <style:style style:name="T81" style:family="text">
      <style:text-properties officeooo:rsid="0097b380"/>
    </style:style>
    <style:style style:name="T82" style:family="text">
      <style:text-properties officeooo:rsid="0097c418"/>
    </style:style>
    <style:style style:name="T83" style:family="text">
      <style:text-properties officeooo:rsid="009e11d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passion-badminton.fr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passion-badminton.fr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Quizz : Quel <text:s/>joueur de badminton es-tu ?</text:p>
      <text:p text:style-name="P2"/>
      <text:p text:style-name="P1"/>
      <text:p text:style-name="P1"/>
      <text:p text:style-name="P1"/>
      <text:p text:style-name="P1"><text:span text:style-name="T4">A) </text:span>Tu te rends compte que ton prochain adversaire est un gros rameur avec une défense exceptionnelle, tu te dis que...</text:p>
      <text:p text:style-name="P1"/>
      <text:p text:style-name="P1">* de toute <text:span text:style-name="T32">façon</text:span>, ça tombe toujours sur toi</text:p>
      <text:p text:style-name="P1">* <text:span text:style-name="T25">je vais lui laisser l’occasion de me faire une visite guidée du terrain</text:span></text:p>
      <text:p text:style-name="P1">* <text:span text:style-name="T1">cool, on va faire exploser l’échéancier</text:span></text:p>
      <text:p text:style-name="P1">* <text:span text:style-name="T2">tu vas lui perforer sa défense, après tout, c’est qui le patron ?</text:span></text:p>
      <text:p text:style-name="P1">* <text:span text:style-name="T3">c’est toujours mieux qu’un WO (abandon)</text:span></text:p>
      <text:p text:style-name="P1">* <text:span text:style-name="T3">lui ou un autre, tu ne connais personne</text:span></text:p>
      <text:p text:style-name="P1"/>
      <text:p text:style-name="P3"><text:span text:style-name="T4">B) </text:span>Les tirages de sortie de poule viennent d’être affichés…</text:p>
      <text:p text:style-name="P3"/>
      <text:p text:style-name="P3">* <text:span text:style-name="T5">tu es frais comme un gardon, prêt à cavaler</text:span></text:p>
      <text:p text:style-name="P3">* <text:span text:style-name="T5">tu penses tout de suite « un match de plus, c’est que du bonus »</text:span></text:p>
      <text:p text:style-name="P3">* <text:span text:style-name="T5">tu apprends la feuille par cœur en faisant tes premiers pronostics</text:span></text:p>
      <text:p text:style-name="P3">* <text:span text:style-name="T5">tu te dis que de toute façon, pour aller au bout, il va falloir tous les battre</text:span></text:p>
      <text:p text:style-name="P3">* <text:span text:style-name="T5">tu te dis que « tous les meilleurs sont de ton côtés » comme d’habitude</text:span></text:p>
      <text:p text:style-name="P3">* <text:span text:style-name="T6">tu verras bien qui se présentera sur le terrain</text:span></text:p>
      <text:p text:style-name="P3"/>
      <text:p text:style-name="P3"/>
      <text:p text:style-name="P5"><text:span text:style-name="T6">C) </text:span>On a tous une phrase de coach qu’on apprécie plus qu’une autre, et toi laquelle est-ce ?</text:p>
      <text:p text:style-name="P4"/>
      <text:p text:style-name="P4">* <text:span text:style-name="T7">profite</text:span></text:p>
      <text:p text:style-name="P4">* <text:span text:style-name="T7">joues tes zones</text:span></text:p>
      <text:p text:style-name="P4">* <text:span text:style-name="T7">envoie tout ce que tu as</text:span></text:p>
      <text:p text:style-name="P4">* <text:span text:style-name="T7">c’est bientôt l’heure de l’apéro</text:span></text:p>
      <text:p text:style-name="P4">* <text:span text:style-name="T8">sois patient</text:span></text:p>
      <text:p text:style-name="P4">* <text:span text:style-name="T8">ça va tourner</text:span></text:p>
      <text:p text:style-name="P4"/>
      <text:p text:style-name="P4"/>
      <text:p text:style-name="P6"><text:span text:style-name="T8">D) </text:span>Tu fais un tournoi avec plusieurs gymnases et tu dois te rendre d’un gymnase à l’autre :</text:p>
      <text:p text:style-name="P6"/>
      <text:p text:style-name="P6">* <text:span text:style-name="T9">tu te fais amener en voiture, ça évitera que tu te fatigues à marcher</text:span></text:p>
      <text:p text:style-name="P6">* <text:span text:style-name="T9">tu te presses d’aller au gymnase et finalement ton prochain match se joue dans 2 heures</text:span></text:p>
      <text:p text:style-name="P6">* <text:span text:style-name="T9">tu profites de ton trajet pour papoter avec ton collègue de tout et de rien</text:span></text:p>
      <text:p text:style-name="P6">* <text:span text:style-name="T10">tu y vas en footing, ça te fera l’échauffement</text:span></text:p>
      <text:p text:style-name="P6">* <text:span text:style-name="T11">tu te dépêches d’y aller pour avoir le temps de prendre tes repères et trouver une bonne place</text:span></text:p>
      <text:p text:style-name="P6">* <text:span text:style-name="T12">tu minimises les efforts en prenant la voiture et garde tes efforts pour exploser ton futur adversaire</text:span></text:p>
      <text:p text:style-name="P6"/>
      <text:p text:style-name="P6"/>
      <text:p text:style-name="P7"/>
      <text:p text:style-name="P7"/>
      <text:p text:style-name="P7"/>
      <text:p text:style-name="P7"><text:soft-page-break/></text:p>
      <text:p text:style-name="P7"><text:span text:style-name="T13">E) </text:span>Le lendemain du tournoi à la séance décrassage…</text:p>
      <text:p text:style-name="P7"/>
      <text:p text:style-name="P7">* <text:span text:style-name="T13">t’as réussi à te motiver à y aller mais quand t’arrive, la séance est exceptionnellement annulée</text:span></text:p>
      <text:p text:style-name="P7">* <text:span text:style-name="T14">vu les courbatures que tu as, ça ne peut pas te faire de mal</text:span></text:p>
      <text:p text:style-name="P7">* <text:span text:style-name="T15">génial, tu vas pouvoir raconter ton week-end à tes potes</text:span></text:p>
      <text:p text:style-name="P7">* <text:span text:style-name="T16">tu en profites pour faire un débriefe une énième fois à propos de ton match et de ce qu’il y a à travailler</text:span></text:p>
      <text:p text:style-name="P7">* <text:span text:style-name="T17">tu fais le fanfaron car pour toi le décrassage est trop facile</text:span></text:p>
      <text:p text:style-name="P7">* <text:span text:style-name="T18">t’as réussi à esquiver la séance pour ce soir</text:span></text:p>
      <text:p text:style-name="P7"/>
      <text:p text:style-name="P7"/>
      <text:p text:style-name="P8"/>
      <text:p text:style-name="P8"><text:span text:style-name="T18">F) </text:span>Cet été les gymnases sont fermés</text:p>
      <text:p text:style-name="P8"/>
      <text:p text:style-name="P8">* <text:span text:style-name="T19">tu vas en profiter pour te reposer, ça évitera de te blesser malencontreusement</text:span></text:p>
      <text:p text:style-name="P8">* <text:span text:style-name="T20">tu iras courir un peu entre les apéros quand même, il faut un minimum de conditions physiques</text:span></text:p>
      <text:p text:style-name="P8">* <text:span text:style-name="T21">pas pour toi, tu as trouvé un gymnase et tu as déjà réservé ton sport estival : stage de badminton, musculation, tennis, squash, …</text:span></text:p>
      <text:p text:style-name="P8">* <text:span text:style-name="T22">l’été est fait pour profiter, mais tu ne vas quand même pas manquer l’occasion de penser badminton, équipes, matchs et tactiques !</text:span></text:p>
      <text:p text:style-name="P8">* <text:span text:style-name="T23">tu vas profiter des vacances pour retrouver tous tes amis badistes les pieds dans l’eau</text:span></text:p>
      <text:p text:style-name="P8">* <text:span text:style-name="T24">aucune importance, ça ne changera rien car tu n’y allais pas de toute façon</text:span></text:p>
      <text:p text:style-name="P8"/>
      <text:p text:style-name="P8"/>
      <text:p text:style-name="P9"/>
      <text:p text:style-name="P9"><text:span text:style-name="T24">G) </text:span>Le tournoi est dans moins d’une semaine et les convocations sont arrivées…</text:p>
      <text:p text:style-name="P9"/>
      <text:p text:style-name="P9">* <text:span text:style-name="T26">tu ne te souvenais plus avec qui tu jouais et les convocations tombent à pic</text:span></text:p>
      <text:p text:style-name="P9">* <text:span text:style-name="T27">tu avais oublié la date et t’avais prévu quelque chose ce week-end</text:span></text:p>
      <text:p text:style-name="P9">* <text:span text:style-name="T28">tu simules les poules et les tirages probables</text:span></text:p>
      <text:p text:style-name="P9">* <text:span text:style-name="T29">tu regardes qui sera présent parmi les copains et les copines</text:span></text:p>
      <text:p text:style-name="P9">* <text:span text:style-name="T30">tu regardes s’il y a plus fort que toi sur le tableau</text:span></text:p>
      <text:p text:style-name="P9">* <text:span text:style-name="T31">tu pries pour ne pas prendre ce gros rameur en poule 4</text:span></text:p>
      <text:p text:style-name="P9"/>
      <text:p text:style-name="P9"/>
      <text:p text:style-name="P10"/>
      <text:p text:style-name="P10"><text:span text:style-name="T31">H) </text:span>Tu prépares ton sac et les affaires à prendre pour tes matchs à venir :</text:p>
      <text:p text:style-name="P10"/>
      <text:p text:style-name="P10">* <text:span text:style-name="T33">t’es rodé avec des automatismes où ton sac est prêt plusieurs jours avant la compétition</text:span></text:p>
      <text:p text:style-name="P10">* <text:span text:style-name="T33">tu prends <text:s/>un stock de raquettes car tu casses souvent le cordage</text:span></text:p>
      <text:p text:style-name="P10">* <text:span text:style-name="T34">tu prépares ton slip porte bonheur</text:span></text:p>
      <text:p text:style-name="P10">* <text:span text:style-name="T35">tu penses à mettre les cartes pour jouer entre les matchs</text:span></text:p>
      <text:p text:style-name="P10">* <text:span text:style-name="T36">tu penses aux bonbons grand format pour tous tes copains</text:span></text:p>
      <text:p text:style-name="P10">* <text:span text:style-name="T37">tu prends une tonne de rechanges pour pallier aux nombreux matchs à rallonge qui t’attendent</text:span></text:p>
      <text:p text:style-name="P10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text:span text:style-name="T38">I) </text:span>Ce soir c’est entraînement dans ton club…</text:p>
      <text:p text:style-name="P11"/>
      <text:p text:style-name="P11">* <text:span text:style-name="T38">tu fais d’abord une séance de 30 minutes de musculation puis tu files faire ton entraînement</text:span></text:p>
      <text:p text:style-name="P11">* <text:span text:style-name="T39">qu’importe l’exercice, tout est bon à prendre</text:span></text:p>
      <text:p text:style-name="P11">* <text:span text:style-name="T40">tu espère qu’il y aura une troisième mi-temps</text:span></text:p>
      <text:p text:style-name="P11">* <text:span text:style-name="T41">tu vas essayer de ne pas te faire mal car tu joues ce week-end</text:span></text:p>
      <text:p text:style-name="P11">* <text:span text:style-name="T42">tu vas prendre le terrain le plus loin pour pouvoir discuter tranquillement</text:span></text:p>
      <text:p text:style-name="P11">* <text:span text:style-name="T43">cool, on va travailler le physique</text:span></text:p>
      <text:p text:style-name="P11"/>
      <text:p text:style-name="P11"/>
      <text:p text:style-name="P12"/>
      <text:p text:style-name="P12"><text:span text:style-name="T43">J) </text:span>Tu arrives au gymnase pour le créneau du jeu libre…</text:p>
      <text:p text:style-name="P12"/>
      <text:p text:style-name="P12">* <text:span text:style-name="T44">tu travailles ce que tu vas appliquer dimanche en match</text:span></text:p>
      <text:p text:style-name="P12">* <text:span text:style-name="T45">même là, toutes les bandes sont contre toi</text:span></text:p>
      <text:p text:style-name="P12">* <text:span text:style-name="T46">pas de pitié, t’es à fond tout le temps</text:span></text:p>
      <text:p text:style-name="P12">* <text:span text:style-name="T47">tu conseilles tout le monde pour le jeu libre</text:span></text:p>
      <text:p text:style-name="P12">* <text:span text:style-name="T48">faut que ça enchaîne, plus tu fais de matchs, mieux tu seras</text:span></text:p>
      <text:p text:style-name="P13">* <text:span text:style-name="T49">pas de prise de tête, tu y vas pour te défouler</text:span></text:p>
      <text:p text:style-name="P12"/>
      <text:p text:style-name="P12"/>
      <text:p text:style-name="P12"/>
      <text:p text:style-name="Standard">K) On ne peut pas commencer un sport sans s’échauffer et le badminton n’échappe pas à la règle : </text:p>
      <text:p text:style-name="Standard"/>
      <text:p text:style-name="Standard">* <text:span text:style-name="T50">il y a de l’avance et ton match est lancé avant même que tu aies réfléchi à t’échauffer ou non</text:span></text:p>
      <text:p text:style-name="Standard">* <text:span text:style-name="T51">tu es déjà sur le terrain d’échauffement ou de musculation avant de jouer</text:span></text:p>
      <text:p text:style-name="Standard">* <text:span text:style-name="T52">tu fais un peu de corde à sauter ou de course avant ton match</text:span></text:p>
      <text:p text:style-name="Standard">* <text:span text:style-name="T53">tu discutes stratégies et points faibles de l’adversaire avec ceux qui le connaissent</text:span></text:p>
      <text:p text:style-name="Standard">* <text:span text:style-name="T54">tu t’échaufferas pendant le premier set</text:span></text:p>
      <text:p text:style-name="P14">* tu t’échauffent en papotant d’une personne à l’autre</text:p>
      <text:p text:style-name="P14"/>
      <text:p text:style-name="P14"/>
      <text:p text:style-name="P15"/>
      <text:p text:style-name="P15"><text:span text:style-name="T55">L) </text:span>On a tous un coup, une frappe, un geste que l’on préfère à un autre, quel est le tien ?</text:p>
      <text:p text:style-name="P15"/>
      <text:p text:style-name="P15">* <text:span text:style-name="T56">le TOS, c’est le seul moyen où le match est équilibré</text:span></text:p>
      <text:p text:style-name="P15">* <text:span text:style-name="T57">la contre-attaque, ça part plus vite que ça arrive</text:span></text:p>
      <text:p text:style-name="P15">* <text:span text:style-name="T58">le bois-bande-ligne, pas besoin de le travailler, c’est inné</text:span></text:p>
      <text:p text:style-name="P15">* <text:span text:style-name="T59">un bon gros smash le long de la ligne</text:span></text:p>
      <text:p text:style-name="P15">* <text:span text:style-name="T60">un bon rallye de double où l’on brille tous les deux</text:span></text:p>
      <text:p text:style-name="P15">* <text:span text:style-name="T61">une bonne construction en 5 ou 6 frappes minimum</text:span></text:p>
      <text:p text:style-name="P15"/>
      <text:p text:style-name="P15"/>
      <text:p text:style-name="P16"/>
      <text:p text:style-name="P16"/>
      <text:p text:style-name="P16"><text:soft-page-break/></text:p>
      <text:p text:style-name="P16"/>
      <text:p text:style-name="P16"><text:span text:style-name="T61">M) </text:span>Tu te retrouves embarqué(e) sur un tableau de mixte pour le prochain tournoi…</text:p>
      <text:p text:style-name="P16"/>
      <text:p text:style-name="P16">* <text:span text:style-name="T62">tu connais les zones de divorces de mixtes par cœur</text:span></text:p>
      <text:p text:style-name="P16">* <text:span text:style-name="T63">tu croises les doigts pour avoir un(e) partenaire qui sache défendre</text:span></text:p>
      <text:p text:style-name="P16">* <text:span text:style-name="T64">(homme)génial, une cible mouvante/tant qu’on me laisse aller devant, ça me va(dame)</text:span></text:p>
      <text:p text:style-name="P16">* <text:span text:style-name="T65">la dame devant et l’homme derrière, c’est bien ça ?</text:span></text:p>
      <text:p text:style-name="P16">* <text:span text:style-name="T66">c’est l’occasion de rencontrer de nouvelles personnes</text:span></text:p>
      <text:p text:style-name="P16">* <text:span text:style-name="T66">tu te retrouves avec quelqu’un que tu n’apprécies pas du tout <text:s/>ou pire tu es WO avant même de commencer</text:span></text:p>
      <text:p text:style-name="P16"/>
      <text:p text:style-name="P16"/>
      <text:p text:style-name="P16"/>
      <text:p text:style-name="P17"><text:span text:style-name="T66">N) </text:span>Une fois le match passé, place au <text:span text:style-name="T83">débriefe</text:span> !</text:p>
      <text:p text:style-name="P17"/>
      <text:p text:style-name="P17">* <text:span text:style-name="T67">tu es déjà en train de coacher les collègues qui jouent</text:span></text:p>
      <text:p text:style-name="P17">* « <text:span text:style-name="T68">si on enlève les bois et les bandes contre moi, j’aurais pu gagner »</text:span></text:p>
      <text:p text:style-name="P17">* « <text:span text:style-name="T69">t’as vu la défense croisée que je lui ai passé »</text:span></text:p>
      <text:p text:style-name="P17">* « <text:span text:style-name="T70">tout est sous contrôle, je sais mes erreurs. Il n’y a plus qu’à travailler à l’entraînement »</text:span></text:p>
      <text:p text:style-name="P17">* « <text:span text:style-name="T71">ça y est on peut enfin sortir les cartes et jeux de société ?»</text:span></text:p>
      <text:p text:style-name="P17">* « <text:span text:style-name="T72">il a tout levé, c’est trop tentant d’attaquer »</text:span></text:p>
      <text:p text:style-name="P17"/>
      <text:p text:style-name="P18"/>
      <text:p text:style-name="P18"/>
      <text:p text:style-name="P18"><text:span text:style-name="T72">O) </text:span>Quand tu vas au stand de cordage, le plus souvent c’est pour quoi ? </text:p>
      <text:p text:style-name="P18"/>
      <text:p text:style-name="P18">* <text:span text:style-name="T73">tu as déjà tout ce qu’il te faut, inutile d’y aller</text:span></text:p>
      <text:p text:style-name="P18">* <text:span text:style-name="T74">les volants : tu as encore perdu ta boîte de volant</text:span></text:p>
      <text:p text:style-name="P18">* <text:span text:style-name="T74">pour tenir compagnie au cordeur</text:span></text:p>
      <text:p text:style-name="P18">* <text:span text:style-name="T75">le cordage : au stand on connaît ta tension par coeur, t’es le meilleur client</text:span></text:p>
      <text:p text:style-name="P18">* <text:span text:style-name="T76">le polo : t’en passes un par match</text:span></text:p>
      <text:p text:style-name="P18">* <text:span text:style-name="T76">le grip : depuis le temps qu’il faut que tu le changes</text:span></text:p>
      <text:p text:style-name="P18"/>
      <text:p text:style-name="P18"/>
      <text:p text:style-name="P18"/>
      <text:p text:style-name="P18"><text:span text:style-name="T77">P) </text:span>Tu apprends qu’il y a des kinés sur le tournoi…</text:p>
      <text:p text:style-name="P18"/>
      <text:p text:style-name="P18">* <text:span text:style-name="T78">tu réserves une séance pour tes partenaires qui n’osent pas</text:span></text:p>
      <text:p text:style-name="P18">* <text:span text:style-name="T78">à chaque fois que tu veux y aller, c’est complet</text:span></text:p>
      <text:p text:style-name="P18">* <text:span text:style-name="T79">tu sais les bienfaits des massages et tu ne vas pas t’en priver</text:span></text:p>
      <text:p text:style-name="P18">* <text:span text:style-name="T80">tu y vas pour un massage après chaque match pour la récupération</text:span></text:p>
      <text:p text:style-name="P18">* <text:span text:style-name="T81">si en plus tu peux faire une sieste c’est que du bonheur</text:span></text:p>
      <text:p text:style-name="P18">* <text:span text:style-name="T82">tu acceptes volontiers le massage de l’épaule qui est en feu à force de smasher</text:span></text:p>
      <text:p text:style-name="P18"/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36:08.517923834</meta:creation-date>
    <dc:date>2019-10-10T16:18:22.642863822</dc:date>
    <meta:editing-duration>PT1H31M6S</meta:editing-duration>
    <meta:editing-cycles>102</meta:editing-cycles>
    <meta:generator>LibreOffice/6.2.7.1$Linux_X86_64 LibreOffice_project/20$Build-1</meta:generator>
    <meta:document-statistic meta:table-count="0" meta:image-count="0" meta:object-count="0" meta:page-count="4" meta:paragraph-count="113" meta:word-count="1431" meta:character-count="7174" meta:non-whitespace-character-count="5851"/>
  </office:meta>
</office:document-meta>
</file>